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/>
    </style:style>
    <style:style style:name="ce2" style:family="table-cell" style:parent-style-name="Default">
      <style:table-cell-properties fo:background-color="#99ffff"/>
      <style:text-properties fo:color="#800000"/>
    </style:style>
    <style:style style:name="ce3" style:family="table-cell" style:parent-style-name="Default">
      <style:text-properties fo:color="#ff66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66ff66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djectif</text:p>
          </table:table-cell>
          <table:table-cell table:style-name="ce1" office:value-type="string" calcext:value-type="string">
            <text:p>Verbe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Nom prop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Sorti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style-name="ce4" office:value-type="string" calcext:value-type="string">
            <text:p>0 PHRASE INCORREC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 table:style-name="ce5" office:value-type="string" calcext:value-type="string">
            <text:p>1 PHRASE CORREC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4:51:44.644268342</meta:creation-date>
    <dc:date>2018-02-07T15:06:09.173908628</dc:date>
    <meta:editing-duration>PT36S</meta:editing-duration>
    <meta:editing-cycles>2</meta:editing-cycles>
    <meta:generator>LibreOffice/4.2.8.2$Linux_X86_64 LibreOffice_project/420m0$Build-2</meta:generator>
    <meta:document-statistic meta:table-count="1" meta:cell-count="88" meta:object-count="0"/>
  </office:meta>
</office:document-meta>
</file>